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52EECE39CD34C9C8.png" manifest:media-type="image/png"/>
  <manifest:file-entry manifest:full-path="Pictures/100002010000002000000008F70686CF3F5BA47E.png" manifest:media-type="image/png"/>
  <manifest:file-entry manifest:full-path="Pictures/10000201000000B40000003072606A1FB984796F.png" manifest:media-type="image/png"/>
  <manifest:file-entry manifest:full-path="Pictures/1000020100000090000000A8A0A46CC90962C82F.png" manifest:media-type="image/png"/>
  <manifest:file-entry manifest:full-path="Pictures/1000020100000090000000A807CCED4AEC7FEB05.png" manifest:media-type="image/png"/>
  <manifest:file-entry manifest:full-path="Pictures/100002010000010000000100071432FEB2A4B1C6.png" manifest:media-type="image/png"/>
  <manifest:file-entry manifest:full-path="Pictures/1000020100000020000000089DADE0F8A8F8ACC0.png" manifest:media-type="image/png"/>
  <manifest:file-entry manifest:full-path="Pictures/100002010000004300000030C8A1E409C5EFF3C8.png" manifest:media-type="image/png"/>
  <manifest:file-entry manifest:full-path="Pictures/1000020100000090000000A84A5552F595F11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0.38cm" fo:min-width="8.61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1cm" fo:min-width="5.7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800080" draw:marker-start-width="0.321cm" draw:marker-end-width="0.321cm" draw:fill="none" draw:textarea-horizontal-align="justify" draw:textarea-vertical-align="middle" draw:auto-grow-height="false" fo:min-height="0.666cm" fo:min-width="1.79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800080" draw:marker-start-width="0.321cm" draw:marker-end-width="0.321cm" draw:fill="none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e6e905" draw:marker-start-width="0.321cm" draw:marker-end-width="0.321cm" draw:fill="none" draw:textarea-horizontal-align="justify" draw:textarea-vertical-align="middle" draw:auto-grow-height="false" fo:min-height="2.752cm" fo:min-width="8.32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e6e905" draw:marker-start-width="0.321cm" draw:marker-end-width="0.321cm" draw:fill="none" draw:textarea-horizontal-align="justify" draw:textarea-vertical-align="middle" draw:auto-grow-height="false" fo:min-height="1.482cm" fo:min-width="3.87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737cm" fo:min-width="1.70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0.3cm" fo:min-width="8.53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00080" draw:marker-start-width="0.321cm" draw:marker-end-width="0.321cm" draw:fill="none" draw:textarea-horizontal-align="justify" draw:textarea-vertical-align="middle" draw:auto-grow-height="false" fo:min-height="0.666cm" fo:min-width="0.055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800080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800080"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color="#800080" draw:marker-end="Arrowheads_20_3" draw:marker-end-width="0.3cm" draw:fill="none" draw:textarea-vertical-align="middle"/>
    </style:style>
    <style:style style:name="gr14" style:family="graphic" style:parent-style-name="objectwithoutfill">
      <style:graphic-properties svg:stroke-color="#800080" draw:marker-end="Arrowheads_20_4" draw:marker-end-width="0.3cm" draw:fill="none" draw:textarea-vertical-align="middle"/>
    </style:style>
    <style:style style:name="gr15" style:family="graphic" style:parent-style-name="objectwithoutfill">
      <style:graphic-properties svg:stroke-color="#800080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800080" draw:marker-end="Arrowheads_20_6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19" style:family="graphic" style:parent-style-name="objectwithoutfill">
      <style:graphic-properties svg:stroke-color="#e6e905" draw:marker-end="Arrowheads_20_9" draw:marker-end-width="0.3cm"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077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textarea-horizontal-align="justify" draw:textarea-vertical-align="middle" draw:auto-grow-height="false" fo:min-height="7.318cm" fo:min-width="5.79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885cm" fo:min-width="0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88cm" fo:min-width="0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8" style:family="graphic" style:parent-style-name="objectwithoutfill">
      <style:graphic-properties draw:stroke="dash" draw:stroke-dash="Dot" svg:stroke-width="0.053cm" svg:stroke-color="#000000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Dot" svg:stroke-width="0.053cm" svg:stroke-color="#000000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9cm" fo:min-width="2.708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038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31cm, 0cm, 0cm)" draw:image-opacity="100%" style:mirror="none"/>
    </style:style>
    <style:style style:name="gr3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35cm" fo:min-width="1.652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707cm" fo:min-width="0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8" style:family="graphic" style:parent-style-name="standard">
      <style:graphic-properties draw:stroke="dash" draw:stroke-dash="Double_20_Dash" svg:stroke-width="0.053cm" svg:stroke-color="#666666" draw:marker-start-width="0.279cm" draw:marker-end-width="0.279cm" draw:fill="none" draw:textarea-horizontal-align="justify" draw:textarea-vertical-align="middle" draw:auto-grow-height="false" fo:min-height="6.139cm" fo:min-width="4.81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773cm" fo:min-width="0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763cm" fo:min-width="0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  <style:paragraph-properties style:writing-mode="lr-tb"/>
    </style:style>
    <style:style style:name="gr4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8.199cm" fo:min-width="6.405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557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169cm" fo:min-width="0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top="0.076cm" fo:margin-bottom="0.051cm"/>
    </style:style>
    <style:style style:name="P7" style:family="paragraph">
      <loext:graphic-properties draw:fill="none" draw:fill-color="#ffffff"/>
      <style:paragraph-properties fo:margin-top="0.076cm" fo:margin-bottom="0.05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11cm" svg:height="10.63cm" svg:x="1.049cm" svg:y="2.07cm">
          <draw:image xlink:href="Pictures/1000020100000090000000A8A0A46CC90962C82F.png" xlink:type="simple" xlink:show="embed" xlink:actuate="onLoad" draw:mime-type="image/png">
            <text:p/>
          </draw:image>
        </draw:frame>
        <draw:custom-shape draw:style-name="gr2" draw:text-style-name="P2" draw:layer="layout" svg:width="9.111cm" svg:height="10.63cm" svg:x="1.049cm" svg:y="2.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.74cm" svg:x="10.795cm" svg:y="2.705cm">
          <text:p text:style-name="P1">Background lay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77cm" svg:height="0.996cm" svg:x="1.433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1.43cm" svg:y="6.985cm">
          <text:p text:style-name="P1">Sprit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902cm" svg:height="3.082cm" svg:x="1.136cm" svg:y="9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57cm" svg:height="1.812cm" svg:x="11.418cm" svg:y="10.16cm">
          <text:p text:style-name="P1">Window Lay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84cm" svg:height="1.067cm" svg:x="18.036cm" svg:y="7.1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84cm" svg:height="1.067cm" svg:x="18.036cm" svg:y="7.18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11cm" svg:height="10.63cm" svg:x="17.78cm" svg:y="2.07cm">
          <draw:image xlink:href="Pictures/1000020100000090000000A807CCED4AEC7FEB05.png" xlink:type="simple" xlink:show="embed" xlink:actuate="onLoad" draw:mime-type="image/png">
            <text:p/>
          </draw:image>
        </draw:frame>
        <draw:custom-shape draw:style-name="gr9" draw:text-style-name="P2" draw:layer="layout" svg:width="9.111cm" svg:height="10.63cm" svg:x="17.78cm" svg:y="2.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77cm" svg:height="0.996cm" svg:x="17.943cm" svg:y="7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996cm" svg:x="22.026cm" svg:y="8.8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996cm" svg:x="22.691cm" svg:y="3.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996cm" svg:x="18.215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996cm" svg:x="21.809cm" svg:y="12.113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.43cm" svg:y1="7.62cm" svg:x2="3.81cm" svg:y2="7.62cm">
          <text:p/>
        </draw:line>
        <draw:line draw:style-name="gr12" draw:text-style-name="P2" draw:layer="layout" svg:x1="15.24cm" svg:y1="7.62cm" svg:x2="18.215cm" svg:y2="5.715cm">
          <text:p/>
        </draw:line>
        <draw:line draw:style-name="gr13" draw:text-style-name="P2" draw:layer="layout" svg:x1="15.24cm" svg:y1="7.62cm" svg:x2="22.691cm" svg:y2="3.81cm">
          <text:p/>
        </draw:line>
        <draw:line draw:style-name="gr14" draw:text-style-name="P2" draw:layer="layout" svg:x1="15.24cm" svg:y1="7.62cm" svg:x2="17.943cm" svg:y2="7.62cm">
          <text:p/>
        </draw:line>
        <draw:line draw:style-name="gr15" draw:text-style-name="P2" draw:layer="layout" svg:x1="15.24cm" svg:y1="7.62cm" svg:x2="22.026cm" svg:y2="9.525cm">
          <text:p/>
        </draw:line>
        <draw:line draw:style-name="gr16" draw:text-style-name="P2" draw:layer="layout" svg:x1="15.24cm" svg:y1="7.62cm" svg:x2="21.809cm" svg:y2="12.7cm">
          <text:p/>
        </draw:line>
        <draw:line draw:style-name="gr17" draw:text-style-name="P2" draw:layer="layout" svg:x1="10.795cm" svg:y1="3.81cm" svg:x2="10.16cm" svg:y2="3.81cm">
          <text:p/>
        </draw:line>
        <draw:line draw:style-name="gr18" draw:text-style-name="P2" draw:layer="layout" svg:x1="17.145cm" svg:y1="3.81cm" svg:x2="17.78cm" svg:y2="3.81cm">
          <text:p/>
        </draw:line>
        <draw:line draw:style-name="gr19" draw:text-style-name="P2" draw:layer="layout" svg:x1="11.418cm" svg:y1="11.43cm" svg:x2="10.038cm" svg:y2="11.43cm">
          <text:p/>
        </draw:lin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2.065cm" svg:height="12.065cm" svg:x="6.35cm" svg:y="1.905cm">
            <draw:image xlink:href="Pictures/100002010000010000000100071432FEB2A4B1C6.png" xlink:type="simple" xlink:show="embed" xlink:actuate="onLoad" draw:mime-type="image/png">
              <text:p/>
            </draw:image>
          </draw:frame>
          <draw:custom-shape draw:style-name="gr21" draw:text-style-name="P2" draw:layer="layout" svg:width="0.635cm" svg:height="12.065cm" svg:x="5.715cm" svg:y="1.905cm">
            <text:p text:style-name="P1"/>
            <draw:enhanced-geometry svg:viewBox="0 0 21600 21600" draw:glue-points="21600 0 0 10800 21600 21600" draw:text-areas="6350 ?f3 21600 ?f4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2" draw:text-style-name="P4" draw:layer="layout" svg:width="5.715cm" svg:height="1.673cm" draw:transform="rotate (1.5707963267949) translate (4.601cm 10.795cm)">
            <draw:text-box>
              <text:p text:style-name="P1">32 Tiles (256 px)</text:p>
            </draw:text-box>
          </draw:frame>
          <draw:custom-shape draw:style-name="gr21" draw:text-style-name="P2" draw:layer="layout" svg:width="0.635cm" svg:height="12.065cm" draw:transform="rotate (-1.5707963267949) translate (18.415cm 1.269cm)">
            <text:p/>
            <draw:enhanced-geometry svg:viewBox="0 0 21600 21600" draw:glue-points="21600 0 0 10800 21600 21600" draw:text-areas="6350 ?f3 21600 ?f4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2" draw:text-style-name="P5" draw:layer="layout" svg:width="6.35cm" svg:height="1.673cm" svg:x="9.525cm" svg:y="0.155cm">
            <draw:text-box>
              <text:p text:style-name="P1">32 Tiles (256 px)</text:p>
            </draw:text-box>
          </draw:frame>
        </draw:g>
        <draw:g>
          <draw:custom-shape draw:style-name="gr23" draw:text-style-name="P2" draw:layer="layout" svg:width="6.35cm" svg:height="7.62cm" svg:x="9.525cm" svg:y="3.175cm">
            <text:p text:style-name="P1">View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" draw:layer="layout" svg:width="0.635cm" svg:height="7.62cm" svg:x="15.874cm" svg:y="3.175cm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5" draw:text-style-name="P4" draw:layer="layout" svg:width="3.175cm" svg:height="1.114cm" draw:transform="rotate (-1.5707963267949) translate (17.624cm 5.885cm)">
            <draw:text-box>
              <text:p>168 px</text:p>
            </draw:text-box>
          </draw:frame>
          <draw:custom-shape draw:style-name="gr26" draw:text-style-name="P2" draw:layer="layout" svg:width="0.635cm" svg:height="6.35cm" draw:transform="rotate (1.5707963267949) translate (9.525cm 11.43cm)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2" draw:text-style-name="P5" draw:layer="layout" svg:width="6.35cm" svg:height="1.673cm" svg:x="9.525cm" svg:y="11.6cm">
            <draw:text-box>
              <text:p text:style-name="P1">144 px</text:p>
            </draw:text-box>
          </draw:frame>
          <draw:frame draw:style-name="gr27" draw:text-style-name="P5" draw:layer="layout" svg:width="3.175cm" svg:height="0.962cm" svg:x="6.35cm" svg:y="3.175cm">
            <draw:text-box>
              <text:p text:style-name="P1">Scroll X</text:p>
            </draw:text-box>
          </draw:frame>
          <draw:frame draw:style-name="gr27" draw:text-style-name="P5" draw:layer="layout" svg:width="3.175cm" svg:height="0.962cm" svg:x="9.525cm" svg:y="1.904cm">
            <draw:text-box>
              <text:p text:style-name="P1">Scroll Y</text:p>
            </draw:text-box>
          </draw:frame>
        </draw:g>
        <draw:line draw:style-name="gr28" draw:text-style-name="P2" draw:layer="layout" svg:x1="6.35cm" svg:y1="3.175cm" svg:x2="9.525cm" svg:y2="3.175cm">
          <text:p/>
        </draw:line>
        <draw:line draw:style-name="gr29" draw:text-style-name="P2" draw:layer="layout" svg:x1="9.525cm" svg:y1="1.904cm" svg:x2="9.525cm" svg:y2="3.175cm">
          <text:p/>
        </draw:line>
        <draw:g>
          <draw:custom-shape draw:style-name="gr23" draw:text-style-name="P2" draw:layer="layout" svg:width="6.35cm" svg:height="7.62cm" svg:x="9.525cm" svg:y="3.176cm">
            <text:p text:style-name="P1">View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" draw:layer="layout" svg:width="0.635cm" svg:height="7.62cm" svg:x="15.874cm" svg:y="3.176cm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5" draw:text-style-name="P4" draw:layer="layout" svg:width="3.175cm" svg:height="1.114cm" draw:transform="rotate (-1.5707963267949) translate (17.624cm 5.886cm)">
            <draw:text-box>
              <text:p>168 px</text:p>
            </draw:text-box>
          </draw:frame>
          <draw:custom-shape draw:style-name="gr26" draw:text-style-name="P2" draw:layer="layout" svg:width="0.635cm" svg:height="6.35cm" draw:transform="rotate (1.5707963267949) translate (9.525cm 11.431cm)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2" draw:text-style-name="P5" draw:layer="layout" svg:width="6.35cm" svg:height="1.673cm" svg:x="9.525cm" svg:y="11.601cm">
            <draw:text-box>
              <text:p text:style-name="P1">144 px</text:p>
            </draw:text-box>
          </draw:frame>
          <draw:frame draw:style-name="gr27" draw:text-style-name="P5" draw:layer="layout" svg:width="3.175cm" svg:height="0.962cm" svg:x="6.35cm" svg:y="3.176cm">
            <draw:text-box>
              <text:p text:style-name="P1">Scroll X</text:p>
            </draw:text-box>
          </draw:frame>
          <draw:frame draw:style-name="gr27" draw:text-style-name="P5" draw:layer="layout" svg:width="3.175cm" svg:height="0.962cm" svg:x="9.525cm" svg:y="1.905cm">
            <draw:text-box>
              <text:p text:style-name="P1">Scroll Y</text:p>
            </draw:text-box>
          </draw:frame>
        </draw:g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3.288cm" svg:height="0.82cm" draw:transform="rotate (-1.5707963267949) translate (2.54cm 6.202cm)">
            <draw:image xlink:href="Pictures/1000020100000020000000089DADE0F8A8F8ACC0.png" xlink:type="simple" xlink:show="embed" xlink:actuate="onLoad" draw:mime-type="image/png">
              <text:p/>
            </draw:image>
          </draw:frame>
          <draw:custom-shape draw:style-name="gr30" draw:text-style-name="P2" draw:layer="layout" svg:width="3.288cm" svg:height="0.82cm" draw:transform="rotate (-1.5707963267949) translate (2.54cm 6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7" draw:layer="layout" svg:width="1.905cm" svg:height="3.323cm" svg:x="2.54cm" svg:y="6.202cm">
            <draw:text-box>
              <text:p text:style-name="P6">00</text:p>
              <text:p text:style-name="P6">01</text:p>
              <text:p text:style-name="P6">10</text:p>
              <text:p text:style-name="P6">11</text:p>
            </draw:text-box>
          </draw:frame>
        </draw:g>
        <draw:g>
          <draw:frame draw:style-name="gr32" draw:text-style-name="P1" draw:layer="layout" svg:width="5.079cm" svg:height="3.339cm" svg:x="4.446cm" svg:y="5.551cm">
            <draw:image xlink:href="Pictures/10000201000000B40000003072606A1FB984796F.png" xlink:type="simple" xlink:show="embed" xlink:actuate="onLoad" draw:mime-type="image/png">
              <text:p/>
            </draw:image>
          </draw:frame>
          <draw:custom-shape draw:style-name="gr33" draw:text-style-name="P2" draw:layer="layout" svg:width="2.232cm" svg:height="2.265cm" svg:x="4.645cm" svg:y="6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4" draw:layer="layout" svg:width="5.08cm" svg:height="1.673cm" svg:x="3.176cm" svg:y="5.08cm">
            <draw:text-box>
              <text:p>Unpaletted tile</text:p>
            </draw:text-box>
          </draw:frame>
        </draw:g>
        <draw:g>
          <draw:g>
            <draw:frame draw:style-name="gr1" draw:text-style-name="P1" draw:layer="layout" svg:width="3.288cm" svg:height="0.82cm" draw:transform="rotate (-1.5707963267949) translate (11.43cm 5.715cm)">
              <draw:image xlink:href="Pictures/100002010000002000000008F70686CF3F5BA47E.png" xlink:type="simple" xlink:show="embed" xlink:actuate="onLoad" draw:mime-type="image/png">
                <text:p/>
              </draw:image>
            </draw:frame>
            <draw:custom-shape draw:style-name="gr30" draw:text-style-name="P2" draw:layer="layout" svg:width="3.288cm" svg:height="0.82cm" draw:transform="rotate (-1.5707963267949) translate (11.43cm 5.7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1" draw:text-style-name="P7" draw:layer="layout" svg:width="1.905cm" svg:height="3.323cm" svg:x="11.43cm" svg:y="5.716cm">
              <draw:text-box>
                <text:p text:style-name="P6">00</text:p>
                <text:p text:style-name="P6">01</text:p>
                <text:p text:style-name="P6">10</text:p>
                <text:p text:style-name="P6">11</text:p>
              </draw:text-box>
            </draw:frame>
          </draw:g>
          <draw:frame draw:style-name="gr22" draw:text-style-name="P4" draw:layer="layout" svg:width="5.08cm" svg:height="1.673cm" svg:x="8.89cm" svg:y="4.677cm">
            <draw:text-box>
              <text:p>Color Palette</text:p>
            </draw:text-box>
          </draw:frame>
        </draw:g>
        <draw:g>
          <draw:frame draw:style-name="gr1" draw:text-style-name="P1" draw:layer="layout" svg:width="4.686cm" svg:height="3.355cm" svg:x="13.335cm" svg:y="5.535cm">
            <draw:image xlink:href="Pictures/100002010000004300000030C8A1E409C5EFF3C8.png" xlink:type="simple" xlink:show="embed" xlink:actuate="onLoad" draw:mime-type="image/png">
              <text:p/>
            </draw:image>
          </draw:frame>
          <draw:custom-shape draw:style-name="gr33" draw:text-style-name="P2" draw:layer="layout" svg:width="2.232cm" svg:height="2.265cm" svg:x="15.638cm" svg:y="6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4" draw:text-style-name="P4" draw:layer="layout" svg:width="5.08cm" svg:height="0.962cm" svg:x="14.605cm" svg:y="5.08cm">
          <draw:text-box>
            <text:p>Paletted Tile</text:p>
          </draw:text-box>
        </draw:frame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custom-shape draw:style-name="gr35" draw:text-style-name="P2" draw:layer="layout" svg:width="0.503cm" svg:height="9.551cm" draw:transform="rotate (1.5707963267949) translate (5.054cm 14.499cm)">
            <text:p/>
            <draw:enhanced-geometry svg:viewBox="0 0 21600 21600" draw:glue-points="21600 0 0 10800 21600 21600" draw:text-areas="6350 ?f3 21600 ?f4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frame draw:style-name="gr1" draw:text-style-name="P1" draw:layer="layout" svg:width="9.525cm" svg:height="9.525cm" svg:x="5.08cm" svg:y="4.471cm">
              <draw:image xlink:href="Pictures/10000000000001000000010052EECE39CD34C9C8.png" xlink:type="simple" xlink:show="embed" xlink:actuate="onLoad" draw:mime-type="image/png">
                <text:p/>
              </draw:image>
            </draw:frame>
            <draw:custom-shape draw:style-name="gr35" draw:text-style-name="P2" draw:layer="layout" svg:width="0.52cm" svg:height="9.551cm" svg:x="14.605cm" svg:y="4.445cm">
              <text:p/>
  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36" draw:text-style-name="P5" draw:layer="layout" svg:width="5.797cm" svg:height="1.272cm" draw:transform="rotate (-1.5707963267949) translate (16.51cm 6.376cm)">
              <draw:text-box>
                <text:p text:style-name="P1">32 Tiles (256 px)</text:p>
              </draw:text-box>
            </draw:frame>
            <draw:frame draw:style-name="gr37" draw:text-style-name="P5" draw:layer="layout" svg:width="6.35cm" svg:height="1.038cm" svg:x="6.35cm" svg:y="14.499cm">
              <draw:text-box>
                <text:p text:style-name="P1">32 Tiles (256 px)</text:p>
              </draw:text-box>
            </draw:frame>
          </draw:g>
        </draw:g>
        <draw:custom-shape draw:style-name="gr38" draw:text-style-name="P2" draw:layer="layout" svg:width="5.369cm" svg:height="6.441cm" svg:x="4.156cm" svg:y="1.315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2" draw:layer="layout" svg:width="0.536cm" svg:height="6.441cm" draw:transform="rotate (-3.14159265358979) translate (4.156cm 7.756cm)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40" draw:text-style-name="P4" draw:layer="layout" svg:width="2.683cm" svg:height="0.962cm" draw:transform="rotate (1.5707963267949) translate (2.677cm 5.465cm)">
            <draw:text-box>
              <text:p>168 px</text:p>
            </draw:text-box>
          </draw:frame>
        </draw:g>
        <draw:custom-shape draw:style-name="gr41" draw:text-style-name="P2" draw:layer="layout" svg:width="0.538cm" svg:height="5.369cm" draw:transform="rotate (-1.5707963267949) translate (9.524cm 0.777cm)">
          <text:p/>
          <draw:enhanced-geometry svg:viewBox="0 0 21600 21600" draw:glue-points="21600 0 0 10800 21600 21600" draw:text-areas="6350 ?f3 21600 ?f4" draw:mirror-horizontal="true" draw:mirror-vertical="false" draw:type="left-bracket" draw:modifiers="1230.0747933342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2" draw:text-style-name="P5" draw:layer="layout" svg:width="5.369cm" svg:height="0.962cm" svg:x="4.156cm" svg:y="0cm">
          <draw:text-box>
            <text:p text:style-name="P1">144 px</text:p>
          </draw:text-box>
        </draw:frame>
        <draw:line draw:style-name="gr28" draw:text-style-name="P2" draw:layer="layout" svg:x1="4.156cm" svg:y1="4.445cm" svg:x2="5.08cm" svg:y2="4.445cm">
          <text:p/>
        </draw:line>
        <draw:line draw:style-name="gr28" draw:text-style-name="P2" draw:layer="layout" svg:x1="5.08cm" svg:y1="1.27cm" svg:x2="5.067cm" svg:y2="4.445cm">
          <text:p/>
        </draw:line>
        <draw:frame draw:style-name="gr22" draw:text-style-name="P4" draw:layer="layout" svg:width="5.08cm" svg:height="1.673cm" draw:transform="rotate (1.5707963267949) translate (4.042cm 9.525cm)">
          <draw:text-box>
            <text:p>Window offset x</text:p>
          </draw:text-box>
        </draw:frame>
        <draw:frame draw:style-name="gr22" draw:text-style-name="P4" draw:layer="layout" svg:width="5.08cm" svg:height="1.673cm" svg:x="5.067cm" svg:y="2.54cm">
          <draw:text-box>
            <text:p>Window offset y</text:p>
          </draw:text-box>
        </draw:frame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custom-shape draw:style-name="gr23" draw:text-style-name="P2" draw:layer="layout" svg:width="6.35cm" svg:height="7.62cm" svg:x="9.539cm" svg:y="3.189cm">
            <text:p text:style-name="P1">View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" draw:layer="layout" svg:width="0.635cm" svg:height="7.62cm" svg:x="15.888cm" svg:y="3.189cm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5" draw:text-style-name="P4" draw:layer="layout" svg:width="3.175cm" svg:height="1.114cm" draw:transform="rotate (-1.5707963267949) translate (17.638cm 5.899cm)">
            <draw:text-box>
              <text:p>168 px</text:p>
            </draw:text-box>
          </draw:frame>
          <draw:custom-shape draw:style-name="gr26" draw:text-style-name="P2" draw:layer="layout" svg:width="0.635cm" svg:height="6.35cm" draw:transform="rotate (1.5707963267949) translate (9.539cm 11.444cm)">
            <text:p/>
  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2" draw:text-style-name="P5" draw:layer="layout" svg:width="6.35cm" svg:height="1.673cm" svg:x="9.539cm" svg:y="11.614cm">
            <draw:text-box>
              <text:p text:style-name="P1">144 px</text:p>
            </draw:text-box>
          </draw:frame>
          <draw:frame draw:style-name="gr27" draw:text-style-name="P5" draw:layer="layout" svg:width="3.175cm" svg:height="0.962cm" svg:x="6.364cm" svg:y="3.189cm">
            <draw:text-box>
              <text:p text:style-name="P1">Scroll X</text:p>
            </draw:text-box>
          </draw:frame>
          <draw:frame draw:style-name="gr27" draw:text-style-name="P5" draw:layer="layout" svg:width="3.175cm" svg:height="0.962cm" svg:x="9.539cm" svg:y="1.918cm">
            <draw:text-box>
              <text:p text:style-name="P1">Scroll Y</text:p>
            </draw:text-box>
          </draw:frame>
        </draw:g>
        <draw:line draw:style-name="gr28" draw:text-style-name="P2" draw:layer="layout" svg:x1="6.364cm" svg:y1="3.189cm" svg:x2="9.539cm" svg:y2="3.189cm">
          <text:p/>
        </draw:line>
        <draw:line draw:style-name="gr29" draw:text-style-name="P2" draw:layer="layout" svg:x1="9.539cm" svg:y1="1.918cm" svg:x2="9.539cm" svg:y2="3.189cm">
          <text:p/>
        </draw:line>
        <draw:custom-shape draw:style-name="gr23" draw:text-style-name="P2" draw:layer="layout" svg:width="6.35cm" svg:height="7.62cm" svg:x="9.539cm" svg:y="3.19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635cm" svg:height="7.62cm" svg:x="15.888cm" svg:y="3.19cm">
          <text:p/>
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5" draw:text-style-name="P4" draw:layer="layout" svg:width="3.175cm" svg:height="1.114cm" draw:transform="rotate (-1.5707963267949) translate (17.638cm 5.9cm)">
          <draw:text-box>
            <text:p>168 px</text:p>
          </draw:text-box>
        </draw:frame>
        <draw:custom-shape draw:style-name="gr26" draw:text-style-name="P2" draw:layer="layout" svg:width="0.635cm" svg:height="6.35cm" draw:transform="rotate (1.5707963267949) translate (9.539cm 11.445cm)">
          <text:p/>
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2" draw:text-style-name="P5" draw:layer="layout" svg:width="6.35cm" svg:height="1.673cm" svg:x="9.539cm" svg:y="11.615cm">
          <draw:text-box>
            <text:p text:style-name="P1">144 px</text:p>
          </draw:text-box>
        </draw:frame>
        <draw:frame draw:style-name="gr27" draw:text-style-name="P5" draw:layer="layout" svg:width="3.175cm" svg:height="0.962cm" svg:x="9.539cm" svg:y="1.919cm">
          <draw:text-box>
            <text:p text:style-name="P1">Scroll Y</text:p>
          </draw:text-box>
        </draw:fram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54cm" svg:height="7.63cm" svg:x="9.526cm" svg:y="3.165cm">
          <draw:image xlink:href="Pictures/1000020100000090000000A84A5552F595F11595.png" xlink:type="simple" xlink:show="embed" xlink:actuate="onLoad" draw:mime-type="image/png">
            <text:p/>
          </draw:image>
        </draw:frame>
        <draw:custom-shape draw:style-name="gr24" draw:text-style-name="P2" draw:layer="layout" svg:width="0.635cm" svg:height="7.62cm" svg:x="15.875cm" svg:y="3.177cm">
          <text:p/>
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5" draw:text-style-name="P4" draw:layer="layout" svg:width="3.175cm" svg:height="1.114cm" draw:transform="rotate (-1.5707963267949) translate (17.625cm 5.887cm)">
          <draw:text-box>
            <text:p>168 px</text:p>
          </draw:text-box>
        </draw:frame>
        <draw:custom-shape draw:style-name="gr26" draw:text-style-name="P2" draw:layer="layout" svg:width="0.635cm" svg:height="6.35cm" draw:transform="rotate (1.5707963267949) translate (9.526cm 11.432cm)">
          <text:p/>
          <draw:enhanced-geometry svg:viewBox="0 0 21600 21600" draw:glue-points="21600 0 0 10800 21600 21600" draw:text-areas="6350 ?f3 21600 ?f4" draw:mirror-horizontal="true" draw:type="left-bracket" draw:modifiers="1230.0747933342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2" draw:text-style-name="P5" draw:layer="layout" svg:width="6.35cm" svg:height="1.673cm" svg:x="9.526cm" svg:y="11.602cm">
          <draw:text-box>
            <text:p text:style-name="P1">144 px</text:p>
          </draw:text-box>
        </draw:frame>
        <draw:custom-shape draw:style-name="gr43" draw:text-style-name="P2" draw:layer="layout" svg:width="6.985cm" svg:height="8.529cm" svg:x="8.89cm" svg:y="2.2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0.417cm" svg:height="0.909cm" svg:x="8.473cm" svg:y="2.266cm">
          <text:p/>
          <draw:enhanced-geometry svg:viewBox="0 0 21600 21600" draw:glue-points="21600 0 0 10800 21600 21600" draw:text-areas="6350 ?f3 21600 ?f4" draw:mirror-horizontal="false" draw:mirror-vertical="false" draw:type="left-bracket" draw:modifiers="5625.4945054945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4" draw:layer="layout" svg:width="2.123cm" svg:height="0.962cm" svg:x="6.35cm" svg:y="2.213cm">
          <draw:text-box>
            <text:p>16 px</text:p>
          </draw:text-box>
        </draw:frame>
        <draw:custom-shape draw:style-name="gr46" draw:text-style-name="P2" draw:layer="layout" svg:width="0.417cm" svg:height="0.635cm" draw:transform="rotate (-1.5707963267949) translate (9.525cm 1.905cm)">
          <text:p/>
          <draw:enhanced-geometry svg:viewBox="0 0 21600 21600" draw:glue-points="21600 0 0 10800 21600 21600" draw:text-areas="6350 ?f3 21600 ?f4" draw:mirror-horizontal="false" draw:mirror-vertical="false" draw:type="left-bracket" draw:modifiers="5625.49450549451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4" draw:layer="layout" svg:width="2.123cm" svg:height="0.962cm" svg:x="8.255cm" svg:y="0.943cm">
          <draw:text-box>
            <text:p>8 px</text:p>
          </draw:text-box>
        </draw:frame>
        <draw:line draw:style-name="gr28" draw:text-style-name="P2" draw:layer="layout" svg:x1="8.89cm" svg:y1="3.961cm" svg:x2="13.193cm" svg:y2="3.961cm">
          <text:p/>
        </draw:line>
        <draw:line draw:style-name="gr28" draw:text-style-name="P2" draw:layer="layout" svg:x1="13.206cm" svg:y1="2.268cm" svg:x2="13.193cm" svg:y2="3.961cm">
          <text:p/>
        </draw:line>
        <draw:frame draw:style-name="gr47" draw:text-style-name="P4" draw:layer="layout" svg:width="2.793cm" svg:height="0.962cm" svg:x="10.16cm" svg:y="3.961cm">
          <draw:text-box>
            <text:p>Sprite x</text:p>
          </draw:text-box>
        </draw:frame>
        <draw:frame draw:style-name="gr47" draw:text-style-name="P4" draw:layer="layout" svg:width="2.793cm" svg:height="0.962cm" svg:x="13.193cm" svg:y="2.213cm">
          <draw:text-box>
            <text:p>Sprite y</text:p>
          </draw:text-box>
        </draw:frame>
        <draw:custom-shape draw:style-name="gr23" draw:text-style-name="P2" draw:layer="layout" svg:width="6.35cm" svg:height="7.62cm" svg:x="9.526cm" svg:y="3.177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2T15:00:27</meta:creation-date>
    <dc:date>2021-07-22T16:38:05.719000000</dc:date>
    <meta:editing-duration>PT8M</meta:editing-duration>
    <meta:editing-cycles>2</meta:editing-cycles>
    <meta:generator>LibreOffice/7.0.4.2$Windows_X86_64 LibreOffice_project/dcf040e67528d9187c66b2379df5ea4407429775</meta:generator>
    <meta:document-statistic meta:object-count="148"/>
  </office:meta>
</office:document-meta>
</file>